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94cm" fo:margin-bottom="0cm" style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21cm" style:contextual-spacing="false" fo:line-height="100%" fo:text-align="end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style:use-window-font-color="true" style:font-name="Calibri1" fo:font-size="10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style:use-window-font-color="true" style:font-name="Calibri1" fo:font-size="1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7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style:use-window-font-color="true" style:font-name="Calibri1" fo:font-size="10pt" style:text-underline-style="none" fo:font-weight="normal" officeooo:rsid="0004d707" officeooo:paragraph-rsid="0004d707" style:text-underline-mode="continuous" style:text-overline-mode="continuous" style:text-line-through-mode="continuous" fo:background-color="transparent" style:font-name-asian="Calibri1" style:font-weight-asian="normal" style:font-name-complex="Calibri1" style:font-weight-complex="normal"/>
    </style:style>
    <style:style style:name="P8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fo:color="#222222" style:font-name="Calibri1" fo:font-size="10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.494cm" fo:margin-bottom="0cm" style:contextual-spacing="false" fo:line-height="100%" fo:text-align="start" style:justify-single-word="false"/>
    </style:style>
    <style:style style:name="P11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officeooo:rsid="0004d707" officeooo:paragraph-rsid="0004d707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0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0pt" fo:font-weight="normal" officeooo:rsid="0004d707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0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0pt" style:text-underline-style="solid" style:text-underline-width="auto" style:text-underline-color="font-color" fo:font-weight="normal" officeooo:rsid="0004d707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10pt" style:text-underline-style="none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9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fo:color="#0000ff" style:font-name="Calibri1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fo:color="#000000" style:font-name="Calibri1" fo:font-size="10pt" fo:font-weight="normal" fo:background-color="transparent" loext:char-shading-value="0" style:font-name-asian="Calibri1" style:font-name-complex="Calibri1"/>
    </style:style>
    <style:style style:name="T12" style:family="text">
      <style:text-properties fo:color="#222222" style:font-name="Calibri1" fo:font-size="10pt" fo:font-weight="normal" fo:background-color="transparent" loext:char-shading-value="0" style:font-name-asian="Calibri1" style:font-name-complex="Calibri1"/>
    </style:style>
    <style:style style:name="T13" style:family="text">
      <style:text-properties fo:color="#222222" style:font-name="Calibri1" fo:font-size="10pt" fo:font-weight="bold" fo:background-color="transparent" loext:char-shading-value="0" style:font-name-asian="Calibri1" style:font-name-complex="Calibri1"/>
    </style:style>
    <style:style style:name="T14" style:family="text">
      <style:text-properties officeooo:rsid="0004d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ŽIVOTOPIS</text:p>
      <text:p text:style-name="P3"><text:s text:c="4"/></text:p>
      <text:p text:style-name="P4"/>
      <text:p text:style-name="P1"><text:span text:style-name="T2">MgA. </text:span><text:span text:style-name="T4">Julia Gryboś</text:span></text:p>
      <text:p text:style-name="P1"><text:span text:style-name="T2">nar. 15. 8. 1988, Komprachcice, Polsko</text:span></text:p>
      <text:p text:style-name="P6"><text:span text:style-name="T14">S</text:span>t<text:span text:style-name="T14">u</text:span>dium</text:p>
      <text:p text:style-name="P1"><text:span text:style-name="T2">2011 – 2014 – VUT Brno, Fakulta výtvarných umění, ateliér Malířství II. , ved</text:span><text:span text:style-name="T3">oucí</text:span><text:span text:style-name="T2"> at. MgA. Luděk Rathouský a MgA. Jiří Franta</text:span></text:p>
      <text:p text:style-name="P1"><text:span text:style-name="T2">2008 – 2011 – Ostravská univerzita v Ostravě, Fakulta umění, ateliér Malba II., ved</text:span><text:span text:style-name="T3">oucí</text:span><text:span text:style-name="T2"> at. MgA. František Kowolowski a MgA. Jiří Kuděla</text:span></text:p>
      <text:p text:style-name="P1"><text:span text:style-name="T5">Samostatné výstavy</text:span><text:span text:style-name="T6"> ( spol</text:span><text:span text:style-name="T7">ečně</text:span><text:span text:style-name="T6"> s Barborou Zentkovou )</text:span></text:p>
      <text:p text:style-name="P11"><text:span text:style-name="T6">2016 </text:span><text:span text:style-name="T8">– <text:s text:c="3"/>Mluva do větru, Galerie Lauby, Ostrava</text:span></text:p>
      <text:p text:style-name="P1"><text:span text:style-name="T6">2015 </text:span><text:span text:style-name="T2">– <text:s text:c="3"/>AC/BC, Galerie Jelení, Praha</text:span></text:p>
      <text:p text:style-name="P1"><text:span text:style-name="T2"><text:s text:c="8"/>– <text:s text:c="5"/>Mávnutím rozčísnutý vzduch, Audiovize 2015, Kino Art, Brno</text:span></text:p>
      <text:p text:style-name="P1"><text:span text:style-name="T2"><text:s text:c="8"/>– <text:s text:c="5"/>Prašivá banda a hlasitý song, Galerie Měsíc ve dne, České Budějovice</text:span></text:p>
      <text:p text:style-name="P1"><text:span text:style-name="T2"><text:s text:c="8"/>– <text:s text:c="5"/>Uprostřed hluku vlastní kroky slyšet, Dům umění města Brna, Brno</text:span></text:p>
      <text:p text:style-name="P5"><text:s text:c="8"/>– <text:s text:c="5"/>Chvíle, Galerie Off/Format, Brno</text:p>
      <text:p text:style-name="P1"><text:span text:style-name="T2">2014 – Jak se věci mají, Galerie Půda, Jihlava</text:span></text:p>
      <text:p text:style-name="P1"><text:span text:style-name="T2">2013 – Pracovní název – Malířství, Galerie Luxfer, Česká Skalice </text:span></text:p>
      <text:p text:style-name="P5">2012 – Bod, galerie Anne Frank Mamorial, Brno</text:p>
      <text:p text:style-name="P5"><text:s text:c="8"/>– Record, Galerie 3+1, Praha</text:p>
      <text:p text:style-name="P5">2010 – Hore ruky dolu gate, Galerie 217, Ostrava</text:p>
      <text:p text:style-name="P6">Skupinové výstavy</text:p>
      <text:p text:style-name="P7">2016 – Miera abstrakcie v konkrétnom živote klesá, Stredoslovenská galéria v Banskej Bystrici, Slovensko</text:p>
      <text:p text:style-name="P5">2015 – Zlínsky salon mladých, Zlín</text:p>
      <text:p text:style-name="P1"><text:span text:style-name="T12">2014 </text:span><text:span text:style-name="T2">–</text:span><text:span text:style-name="T12"> Hoď mi ty střední výšky níž, Rosická 1, Brno</text:span></text:p>
      <text:p text:style-name="P1"><text:span text:style-name="T12">2013 </text:span><text:span text:style-name="T2">–</text:span><text:span text:style-name="T12"> Depth of focus, Das weisse haus, Vídeň, Rakúsko</text:span></text:p>
      <text:p text:style-name="P9">2012 – Second Season, AMoYA, Praha</text:p>
      <text:p text:style-name="P1"><text:span text:style-name="T12"><text:s text:c="9"/></text:span><text:span text:style-name="T2">–</text:span><text:span text:style-name="T13"> </text:span><text:span text:style-name="T2">Urzadzamy wladze po czesku, </text:span><text:span text:style-name="T12">Galerie 2.0, Warszawa, Polsko</text:span></text:p>
      <text:p text:style-name="P1"><text:soft-page-break/><text:span text:style-name="T12">2011 – Co jsem d</text:span><text:span text:style-name="T2">ělal o prázdninách, Galerie ARS, Brno</text:span></text:p>
      <text:p text:style-name="P1"><text:span text:style-name="T2">2010 – </text:span><text:span text:style-name="T12">Add. , Galerie Fiducia, Ostrava </text:span></text:p>
      <text:p text:style-name="P1"><text:span text:style-name="T5">Stáže a rezidencie</text:span></text:p>
      <text:p text:style-name="P1"><text:span text:style-name="T2">2014 – rezidenčn</text:span><text:span text:style-name="T3">í</text:span><text:span text:style-name="T2"> pobyt, ISCP international studio and curatorial program, NYC</text:span></text:p>
      <text:p text:style-name="P8"/>
      <text:p text:style-name="P1"><text:span text:style-name="T5">Galerie TVAR </text:span><text:span text:style-name="T2"><text:s/>– <text:s/>spol</text:span><text:span text:style-name="T3">ečně</text:span><text:span text:style-name="T2"> s Barborou Zentkovou zakladate</text:span><text:span text:style-name="T3">l</text:span><text:span text:style-name="T2"> a provozovate</text:span><text:span text:style-name="T3">l</text:span></text:p>
      <text:p text:style-name="P1"><text:a xlink:type="simple" xlink:href="http://www.galerietvar.tumblr.com/"><text:span text:style-name="T10">www.galerietvar.tumblr.com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3:43:57.951000000</dc:date>
    <meta:editing-duration>P0D</meta:editing-duration>
    <meta:editing-cycles>1</meta:editing-cycles>
    <meta:document-statistic meta:table-count="0" meta:image-count="0" meta:object-count="0" meta:page-count="2" meta:paragraph-count="32" meta:word-count="229" meta:character-count="1644" meta:non-whitespace-character-count="1337"/>
    <meta:generator>LibreOffice/4.2.2.1$Windows_x86 LibreOffice_project/3be8cda0bddd8e430d8cda1ebfd581265cca5a0f</meta:generator>
  </office:meta>
</office:document-meta>
</file>